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Preformatted_20_Text">
      <style:paragraph-properties fo:break-before="page"/>
      <style:text-properties fo:color="#606060" style:text-underline-style="none"/>
    </style:style>
    <style:style style:name="P5" style:family="paragraph" style:parent-style-name="Preformatted_20_Text">
      <style:paragraph-properties loext:contextual-spacing="false" fo:margin-left="0in" fo:margin-right="0in" fo:margin-top="0in" fo:margin-bottom="0.1965in" fo:text-indent="0in" style:auto-text-indent="false"/>
      <style:text-properties fo:color="#606060"/>
    </style:style>
    <style:style style:name="P6" style:family="paragraph" style:parent-style-name="Preformatted_20_Text">
      <style:paragraph-properties loext:contextual-spacing="false" fo:margin-left="0in" fo:margin-right="0in" fo:margin-top="0in" fo:margin-bottom="0in" fo:text-indent="0in" style:auto-text-indent="false"/>
      <style:text-properties fo:color="#606060"/>
    </style:style>
    <style:style style:name="P7" style:family="paragraph" style:parent-style-name="Standard" style:list-style-name="L1">
      <style:text-properties fo:color="#000000" style:text-underline-style="none"/>
    </style:style>
    <style:style style:name="P8" style:family="paragraph" style:parent-style-name="Standard" style:list-style-name="L2">
      <style:text-properties style:text-underline-style="none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 style:list-style-name="L4">
      <style:text-properties style:text-underline-style="none"/>
    </style:style>
    <style:style style:name="P11" style:family="paragraph" style:parent-style-name="Standard" style:list-style-name="L5">
      <style:text-properties style:text-underline-style="none"/>
    </style:style>
    <style:style style:name="P12" style:family="paragraph" style:parent-style-name="Standard" style:list-style-name="L6">
      <style:text-properties style:text-underline-style="none"/>
    </style:style>
    <style:style style:name="P13" style:family="paragraph" style:parent-style-name="Standard" style:list-style-name="L7">
      <style:text-properties style:text-underline-style="none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6459294740333709152" text:style-name="L1">
        <text:list-item>
          <text:p text:style-name="P7">Start off with discussing the importance and novelty of DF's work</text:p>
          <text:list>
            <text:list-item>
              <text:p text:style-name="P7">Why beneficial mutations?</text:p>
              <text:list>
                <text:list-item>
                  <text:p text:style-name="P7">They haven't been studied as much as deleterious and neutral mutations</text:p>
                  <text:list>
                    <text:list-item>
                      <text:p text:style-name="P7">review some key past theory and experiments</text:p>
                    </text:list-item>
                  </text:list>
                </text:list-item>
                <text:list-item>
                  <text:p text:style-name="P7">They are responsible for long-term adaptation</text:p>
                  <text:list>
                    <text:list-item>
                      <text:p text:style-name="P7">review some key past theory and experiments</text:p>
                    </text:list-item>
                    <text:list-item>
                      <text:p text:style-name="P7">how is this related to you research?</text:p>
                    </text:list-item>
                  </text:list>
                </text:list-item>
              </text:list>
            </text:list-item>
            <text:list-item>
              <text:p text:style-name="P7">What is the focus of this paper?</text:p>
              <text:list>
                <text:list-item>
                  <text:p text:style-name="P7">What is the biological question that is being addressed in this paper?</text:p>
                </text:list-item>
                <text:list-item>
                  <text:p text:style-name="P7">What is being modeled and how does that relate to the question?</text:p>
                  <text:list>
                    <text:list-item>
                      <text:p text:style-name="P7">The two regimes and the interesting case</text:p>
                    </text:list-item>
                    <text:list-item>
                      <text:p text:style-name="P7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2743286927000066261" text:style-name="L2">
        <text:list-item>
          <text:p text:style-name="P8">What are the parameters and key biological relationships (BRIEF, HEURISTIC)</text:p>
          <text:list>
            <text:list-item>
              <text:p text:style-name="P8">discuss the parameters and some basic definitions</text:p>
            </text:list-item>
            <text:list-item>
              <text:p text:style-name="P8">discuss fitness classes and how adaptation occurs</text:p>
            </text:list-item>
          </text:list>
        </text:list-item>
        <text:list-item>
          <text:p text:style-name="P8">Introduce the two regimes that can occur in this model (BRIEF, HEURISTIC)</text:p>
          <text:list>
            <text:list-item>
              <text:p text:style-name="P8">What is the qualitative distinction? What is the meaning of strong selection weak mutation and weak selection strong mutation</text:p>
            </text:list-item>
            <text:list-item>
              <text:p text:style-name="P8">what is the qualitative behavior of each</text:p>
            </text:list-item>
          </text:list>
        </text:list-item>
        <text:list-item>
          <text:p text:style-name="P8">Discuss the successional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successional regime</text:p>
            </text:list-item>
          </text:list>
        </text:list-item>
        <text:list-item>
          <text:p text:style-name="P8">Discuss the concurrent mutations regime (BRIEF, HEURISTIC)</text:p>
          <text:list>
            <text:list-item>
              <text:p text:style-name="P8">Provide details of parameters involved, their relative strengths</text:p>
            </text:list-item>
            <text:list-item>
              <text:p text:style-name="P8">Mathematical description of the concurrent mutations regime</text:p>
            </text:list-item>
          </text:list>
        </text:list-item>
        <text:list-item>
          <text:p text:style-name="P8">Discuss the regime of interst for the paper (BRIEF, HEURISTIC)</text:p>
          <text:list>
            <text:list-item>
              <text:p text:style-name="P8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5162024689507479748" text:style-name="L3">
        <text:list-item>
          <text:p text:style-name="P9">Discuss the behavior of the nose</text:p>
          <text:list>
            <text:list-item>
              <text:p text:style-name="P9">Follow the Heuristic, but complete the actual stochastics of the nose</text:p>
            </text:list-item>
            <text:list-item>
              <text:p text:style-name="P9">In particular, provide a description of the variable tau</text:p>
            </text:list-item>
          </text:list>
        </text:list-item>
        <text:list-item>
          <text:p text:style-name="P9">Discuss the behavior of the mean fitness of the population</text:p>
          <text:list>
            <text:list-item>
              <text:p text:style-name="P9">follow heuristic and then with more precise</text:p>
            </text:list-item>
          </text:list>
        </text:list-item>
        <text:list-item>
          <text:p text:style-name="P9">Discuss what is mutation-balance</text:p>
          <text:list>
            <text:list-item>
              <text:p text:style-name="P9">How q is determined</text:p>
            </text:list-item>
            <text:list-item>
              <text:p text:style-name="P9">fisher’s fundamental theorem of natural selection</text:p>
            </text:list-item>
          </text:list>
        </text:list-item>
      </text:list>
      <text:p text:style-name="P1"/>
      <text:p text:style-name="P1">Deleterious mutations</text:p>
      <text:list xml:id="list8835493616756328705" text:style-name="L4">
        <text:list-item>
          <text:p text:style-name="P10">asdf</text:p>
        </text:list-item>
        <text:list-item>
          <text:p text:style-name="P10"><text:soft-page-break/></text:p>
        </text:list-item>
      </text:list>
      <text:p text:style-name="P1"/>
      <text:p text:style-name="P1">Varying “s”</text:p>
      <text:list xml:id="list8216210992264311636" text:style-name="L5">
        <text:list-item>
          <text:p text:style-name="P11">werwe</text:p>
        </text:list-item>
        <text:list-item>
          <text:p text:style-name="P11"/>
        </text:list-item>
      </text:list>
      <text:p text:style-name="P1"/>
      <text:p text:style-name="P1">Conclusion</text:p>
      <text:list xml:id="list4469908379480181719" text:style-name="L6">
        <text:list-item>
          <text:p text:style-name="P12">asfsd</text:p>
        </text:list-item>
        <text:list-item>
          <text:p text:style-name="P12"/>
        </text:list-item>
      </text:list>
      <text:p text:style-name="P1"/>
      <text:p text:style-name="P4">%OLD OUTLINE</text:p>
      <text:p text:style-name="P6">%1. Introduction: In this part you want to the importance of this paper, what you will cover, and why it is relavant to your past and future work.</text:p>
      <text:p text:style-name="P6">% <text:s/>a. What is mutation selection balance, prior work and relevance to DF</text:p>
      <text:p text:style-name="P6">% <text:s/>b. What is linkage and what role does it play here with positive selection</text:p>
      <text:p text:style-name="P6">%2. Successional Concurrent Mutations Regime</text:p>
      <text:p text:style-name="P6">% <text:s/>a. Definitions: What distinction is being made</text:p>
      <text:p text:style-name="P6">% <text:s/>b. heuristic analysis</text:p>
      <text:p text:style-name="P6">%3. Simplest Model</text:p>
      <text:p text:style-name="P6">% <text:s/>a. Fate of a single mutant</text:p>
      <text:p text:style-name="P6">% <text:s/>b. Mutants generated by a changing population</text:p>
      <text:p text:style-name="P6">% <text:s text:c="3"/>i. Stochastic model</text:p>
      <text:p text:style-name="P6">% <text:s text:c="3"/>ii. Large t limit for growth in n(t) and estimate of for n(t) ~1/s</text:p>
      <text:p text:style-name="P6">% <text:s text:c="3"/>i. Stochastic model</text:p>
      <text:p text:style-name="P6">% <text:s text:c="3"/>ii. Travelling wave parameter assumptions</text:p>
      <text:p text:style-name="P6">% <text:s text:c="3"/>iii. Large t limit for growth in and estimate of for n(t) ~1/qs</text:p>
      <text:p text:style-name="P6">% <text:s text:c="3"/>iv. Mutation selection balance and calculations of q and v for concurrent mutations regime</text:p>
      <text:p text:style-name="P6">% <text:s text:c="3"/>i. Fisher’s theorem</text:p>
      <text:p text:style-name="P6">% <text:s/>c. The rate of evolution and maintenance of variation at large N</text:p>
      <text:p text:style-name="P6">%3. Deleterious mutations</text:p>
      <text:p text:style-name="P6">%4. Distributions of s and relationship to clonal interference analysis</text:p>
      <text:p text:style-name="P6">%a. Predominant s approximation</text:p>
      <text:p text:style-name="P6">% <text:s text:c="3"/>i. Short tailed</text:p>
      <text:p text:style-name="P6">% <text:s text:c="3"/>ii. Long tailed ??</text:p>
      <text:p text:style-name="P6">%5. Discussion</text:p>
      <text:p text:style-name="P6">%</text:p>
      <text:p text:style-name="P6">%a. Concurrent mutations regime in nature</text:p>
      <text:p text:style-name="P6">%b. Assumptions and Epistasis effects</text:p>
      <text:p text:style-name="P5">%6. Appendix C, D, F and G</text:p>
      <text:p text:style-name="P1"/>
      <text:p text:style-name="P1"/>
      <text:p text:style-name="P3">Summary</text:p>
      <text:p text:style-name="P1">Introduction</text:p>
      <text:list xml:id="list974399199107774089" text:style-name="L7">
        <text:list-item>
          <text:p text:style-name="P13">beneficial mutations are drive long-term adaptation, but they are not as well understood as deleterious and neutral</text:p>
        </text:list-item>
        <text:list-item>
          <text:p text:style-name="P13">successional regime (strong selection weak mutation): between selective sweeps there is one ruling population; usually occurs in small to moderate sized populations</text:p>
        </text:list-item>
        <text:list-item>
          <text:p text:style-name="P13">concurrent mutations regime (strong selection strong mutation): many mutant lineages present simultaneously in population; selection not dominated by drift (Ne&gt;&gt;1/s).</text:p>
          <text:list>
            <text:list-item>
              <text:p text:style-name="P13">ex. Viral populations and simple eukaryotic</text:p>
            </text:list-item>
            <text:list-item>
              <text:p text:style-name="P13">leads to variation in fitness which disappears due to selection acting on it. It is only fueled by new mutations</text:p>
            </text:list-item>
            <text:list-item>
              <text:p text:style-name="P13">goal of article is to understand balance between new mutations and selection</text:p>
            </text:list-item>
          </text:list>
        </text:list-item>
        <text:list-item>
          <text:p text:style-name="P13">SMR and CMR require selection to dominate drift (Ne&gt;&gt;1/s), but with weakly beneficial mutations</text:p>
          <text:list>
            <text:list-item>
              <text:p text:style-name="P13">Note that in small populations (Ne~1/s) so selective forces cannot overcome drift</text:p>
            </text:list-item>
            <text:list-item>
              <text:p text:style-name="P13">in DFs model, drift is only important for tiny minority of population</text:p>
            </text:list-item>
          </text:list>
        </text:list-item>
        <text:list-item>
          <text:p text:style-name="P13"><text:span text:style-name="T1">REMARK:</text:span> Note the difference</text:p>
          <text:list>
            <text:list-item>
              <text:p text:style-name="P13">Ne&gt;&gt;1/s implies selection dominates drift</text:p>
            </text:list-item>
            <text:list-item>
              <text:p text:style-name="P13">s/Ub&gt;&gt;1 implies sweeps occur faster than mutations appear (<text:span text:style-name="T1">heuristic ← need to check!</text:span>)</text:p>
            </text:list-item>
          </text:list>
        </text:list-item>
        <text:list-item>
          <text:p text:style-name="P13">Two important effects in CMR: </text:p>
          <text:list>
            <text:list-item>
              <text:p text:style-name="P13">clonal interference – occurs when beneficial mutation wasted due to being out-competed by more strongly beneficial mutation</text:p>
            </text:list-item>
            <text:list-item>
              <text:p text:style-name="P13">multiple mutations occur in same lineage before first beneficial mutation fixes</text:p>
            </text:list-item>
          </text:list>
        </text:list-item>
        <text:list-item>
          <text:p text:style-name="P13">Dynamics of evol in CMR important for </text:p>
          <text:list>
            <text:list-item>
              <text:p text:style-name="P13">forming null expectations about experimental, observational and genomic data</text:p>
            </text:list-item>
            <text:list-item>
              <text:p text:style-name="P13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3">CMR idea dates back to Fisher (1930) and Muller (1932) with Fisher-Muller hypothesis for advantage of sex: sexual pops can recombine beneficial mutations and reduces waste of beneficial mutations in asexual pops</text:p>
        </text:list-item>
        <text:list-item>
          <text:p text:style-name="P13">Previous work on CMR</text:p>
          <text:list>
            <text:list-item>
              <text:p text:style-name="P13">Crow Kimura (1965), Bodmer (1970), Maynard Smith (1971): advantages of sex</text:p>
            </text:list-item>
            <text:list-item>
              <text:p text:style-name="P13">Hill Robertson (1966): <text:s/>link diseqiul from multiple linked ben mutations segregating simultaneously</text:p>
            </text:list-item>
            <text:list-item>
              <text:p text:style-name="P13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3">In this article do not focus on sex or patterns of diversity, but rather present a framework for the concurrent mutations regime. <text:s/>The framework can inform these questions.</text:p>
        </text:list-item>
        <text:list-item>
          <text:p text:style-name="P13">Other complications of positive selection are not covered: epistasis, frequency dependent benefits, conditionally beneficial mutations, environmental changes (others too).</text:p>
        </text:list-item>
        <text:list-item>
          <text:p text:style-name="P13">Focus on simple picture where population climbs hill in simple landscape</text:p>
        </text:list-item>
        <text:list-item>
          <text:p text:style-name="P13">Other studies of multiple concurrent beneficial mutations: Orr 200, Gerrish 2001, Johnson and Barton 2002, Kim stephan 2003, campos de oliveira 2004, wilke 2004. <text:s/>THESE FOCUS ON INTERFERENCE BETWEEN MUTATIONS OF DIFFERENT STRANGTHS THAT OCCUR IN SAME LINEAGE &amp; NEGLECT MUTATIONS THAT ARISE IN DIFFERENT LINEAGES</text:p>
        </text:list-item>
        <text:list-item>
          <text:p text:style-name="P13"><text:soft-page-break/>Multiple mutants versus interfering mutations in same line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7T12:16:21.12</meta:creation-date>
    <meta:generator>OpenOffice/4.1.2$Win32 OpenOffice.org_project/412m3$Build-9782</meta:generator>
    <dc:date>2016-09-07T12:40:13.74</dc:date>
    <meta:editing-duration>PT21H26M35S</meta:editing-duration>
    <meta:editing-cycles>14</meta:editing-cycles>
    <meta:document-statistic meta:table-count="0" meta:image-count="0" meta:object-count="0" meta:page-count="5" meta:paragraph-count="102" meta:word-count="1020" meta:character-count="6289"/>
    <dc:creator>Kevin Gomez</dc:creator>
  </office:meta>
</office:document-meta>
</file>